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" style:family="table-cell" style:parent-style-name="Default">
      <style:table-cell-properties fo:border="0.06pt solid #000000"/>
    </style:style>
    <style:style style:name="ce22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9" table:default-cell-style-name="ce12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2"/>
          <table:table-cell office:value-type="string" calcext:value-type="string" table:number-columns-spanned="7" table:number-rows-spanned="1">
            <text:p>in centimeters</text:p>
          </table:table-cell>
          <table:covered-table-cell table:number-columns-repeated="6"/>
          <table:table-cell table:number-columns-repeated="2"/>
          <table:table-cell table:style-name="ce12" table:number-columns-repeated="4"/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 calcext:value-type="string" table:number-columns-spanned="2" table:number-rows-spanned="1">
            <text:p>simulation</text:p>
          </table:table-cell>
          <table:covered-table-cell/>
          <table:table-cell office:value-type="string" calcext:value-type="string" table:number-columns-spanned="3" table:number-rows-spanned="1">
            <text:p>blast model(od=1.75)full integra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Error %</text:p>
          </table:table-cell>
          <table:covered-table-cell/>
          <table:table-cell table:style-name="ce12"/>
          <table:table-cell table:style-name="ce12" office:value-type="string" calcext:value-type="string" table:number-columns-spanned="3" table:number-rows-spanned="1">
            <text:p>blast model(od=1.75)</text:p>
          </table:table-cell>
          <table:covered-table-cell table:number-columns-repeated="2" table:style-name="ce12"/>
          <table:table-cell table:number-columns-repeated="6"/>
        </table:table-row>
        <table:table-row table:style-name="ro1">
          <table:table-cell/>
          <table:table-cell table:style-name="ce12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12"/>
          <table:table-cell table:style-name="ce12" office:value-type="string" calcext:value-type="string">
            <text:p>kernel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139" calcext:value-type="float">
            <text:p>0.139</text:p>
          </table:table-cell>
          <table:table-cell office:value-type="float" office:value="1.94" calcext:value-type="float">
            <text:p>1.94</text:p>
          </table:table-cell>
          <table:table-cell office:value-type="float" office:value="3.722" calcext:value-type="float">
            <text:p>3.722</text:p>
          </table:table-cell>
          <table:table-cell table:formula="of:=ABS([.E5]-[.H5])/[.E5]*100" office:value-type="float" office:value="15.6521739130435" calcext:value-type="float">
            <text:p>15.6521739130435</text:p>
          </table:table-cell>
          <table:table-cell table:formula="of:=ABS([.F5]-[.I5])/[.F5]*100" office:value-type="float" office:value="17.2888888888889" calcext:value-type="float">
            <text:p>17.2888888888889</text:p>
          </table:table-cell>
          <table:table-cell table:style-name="ce12"/>
          <table:table-cell table:style-name="ce12" office:value-type="float" office:value="0.135" calcext:value-type="float">
            <text:p>0.135</text:p>
          </table:table-cell>
          <table:table-cell table:style-name="ce12" office:value-type="float" office:value="2.02" calcext:value-type="float">
            <text:p>2.02</text:p>
          </table:table-cell>
          <table:table-cell table:style-name="ce12" office:value-type="float" office:value="3.86" calcext:value-type="float">
            <text:p>3.86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office:value-type="float" office:value="0.26" calcext:value-type="float">
            <text:p>0.26</text:p>
          </table:table-cell>
          <table:table-cell office:value-type="float" office:value="3.6" calcext:value-type="float">
            <text:p>3.6</text:p>
          </table:table-cell>
          <table:table-cell office:value-type="float" office:value="6.91" calcext:value-type="float">
            <text:p>6.91</text:p>
          </table:table-cell>
          <table:table-cell table:formula="of:=ABS([.E6]-[.H6])/[.E6]*100" office:value-type="float" office:value="15.6118143459916" calcext:value-type="float">
            <text:p>15.6118143459916</text:p>
          </table:table-cell>
          <table:table-cell table:formula="of:=ABS([.F6]-[.I6])/[.F6]*100" office:value-type="float" office:value="4.02777777777778" calcext:value-type="float">
            <text:p>4.02777777777778</text:p>
          </table:table-cell>
          <table:table-cell table:style-name="ce12"/>
          <table:table-cell table:style-name="ce12" office:value-type="float" office:value="0.249" calcext:value-type="float">
            <text:p>0.249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office:value-type="string" calcext:value-type="string">
            <text:p>eff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396323768948639" calcext:value-type="float">
            <text:p>0.396323768948639</text:p>
          </table:table-cell>
          <table:table-cell office:value-type="float" office:value="5.52965793010072" calcext:value-type="float">
            <text:p>5.52965793010072</text:p>
          </table:table-cell>
          <table:table-cell office:value-type="float" office:value="10.5959016192993" calcext:value-type="float">
            <text:p>10.5959016192993</text:p>
          </table:table-cell>
          <table:table-cell table:formula="of:=ABS([.E7]-[.H7])/[.E7]*100" office:value-type="string" office:string-value="" calcext:value-type="error">
            <text:p>#DIV/0!</text:p>
          </table:table-cell>
          <table:table-cell table:formula="of:=ABS([.F7]-[.I7])/[.F7]*100" office:value-type="string" office:string-value="" calcext:value-type="error">
            <text:p>#DIV/0!</text:p>
          </table:table-cell>
          <table:table-cell table:style-name="ce12"/>
          <table:table-cell table:style-name="ce12" office:value-type="float" office:value="0.249" calcext:value-type="float">
            <text:p>0.249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ff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475421488071476" calcext:value-type="float">
            <text:p>0.475421488071476</text:p>
          </table:table-cell>
          <table:table-cell office:value-type="float" office:value="6.60502759348096" calcext:value-type="float">
            <text:p>6.60502759348096</text:p>
          </table:table-cell>
          <table:table-cell office:value-type="float" office:value="12.6581750527264" calcext:value-type="float">
            <text:p>12.6581750527264</text:p>
          </table:table-cell>
          <table:table-cell table:formula="of:=ABS([.E8]-[.H8])/[.E8]*100" office:value-type="string" office:string-value="" calcext:value-type="error">
            <text:p>#DIV/0!</text:p>
          </table:table-cell>
          <table:table-cell table:formula="of:=ABS([.F8]-[.I8])/[.F8]*100" office:value-type="string" office:string-value="" calcext:value-type="error">
            <text:p>#DIV/0!</text:p>
          </table:table-cell>
          <table:table-cell table:style-name="ce12"/>
          <table:table-cell table:style-name="ce12" office:value-type="float" office:value="0.249" calcext:value-type="float">
            <text:p>0.249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ff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562879346662082" calcext:value-type="float">
            <text:p>0.562879346662082</text:p>
          </table:table-cell>
          <table:table-cell office:value-type="float" office:value="7.78604910882" calcext:value-type="float">
            <text:p>7.78604910882</text:p>
          </table:table-cell>
          <table:table-cell office:value-type="float" office:value="14.9251841351651" calcext:value-type="float">
            <text:p>14.9251841351651</text:p>
          </table:table-cell>
          <table:table-cell table:formula="of:=ABS([.E9]-[.H9])/[.E9]*100" office:value-type="string" office:string-value="" calcext:value-type="error">
            <text:p>#DIV/0!</text:p>
          </table:table-cell>
          <table:table-cell table:formula="of:=ABS([.F9]-[.I9])/[.F9]*100" office:value-type="string" office:string-value="" calcext:value-type="error">
            <text:p>#DIV/0!</text:p>
          </table:table-cell>
          <table:table-cell table:style-name="ce12"/>
          <table:table-cell table:style-name="ce12" office:value-type="float" office:value="0.249" calcext:value-type="float">
            <text:p>0.249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ff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75504159337717" calcext:value-type="float">
            <text:p>0.75504159337717</text:p>
          </table:table-cell>
          <table:table-cell office:value-type="float" office:value="10.627860807192" calcext:value-type="float">
            <text:p>10.627860807192</text:p>
          </table:table-cell>
          <table:table-cell office:value-type="float" office:value="20.3550753633261" calcext:value-type="float">
            <text:p>20.3550753633261</text:p>
          </table:table-cell>
          <table:table-cell table:formula="of:=ABS([.E10]-[.H10])/[.E10]*100" office:value-type="string" office:string-value="" calcext:value-type="error">
            <text:p>#DIV/0!</text:p>
          </table:table-cell>
          <table:table-cell table:formula="of:=ABS([.F10]-[.I10])/[.F10]*100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f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987182389425739" calcext:value-type="float">
            <text:p>0.987182389425739</text:p>
          </table:table-cell>
          <table:table-cell office:value-type="float" office:value="13.6552364341478" calcext:value-type="float">
            <text:p>13.6552364341478</text:p>
          </table:table-cell>
          <table:table-cell office:value-type="float" office:value="26.1759096738939" calcext:value-type="float">
            <text:p>26.1759096738939</text:p>
          </table:table-cell>
          <table:table-cell table:formula="of:=ABS([.E11]-[.H11])/[.E11]*100" office:value-type="string" office:string-value="" calcext:value-type="error">
            <text:p>#DIV/0!</text:p>
          </table:table-cell>
          <table:table-cell table:formula="of:=ABS([.F11]-[.I11])/[.F11]*100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f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23702863443707" calcext:value-type="float">
            <text:p>1.23702863443707</text:p>
          </table:table-cell>
          <table:table-cell office:value-type="float" office:value="17.1860306413503" calcext:value-type="float">
            <text:p>17.1860306413503</text:p>
          </table:table-cell>
          <table:table-cell office:value-type="float" office:value="32.9360901587725" calcext:value-type="float">
            <text:p>32.9360901587725</text:p>
          </table:table-cell>
          <table:table-cell table:formula="of:=ABS([.E12]-[.H12])/[.E12]*100" office:value-type="string" office:string-value="" calcext:value-type="error">
            <text:p>#DIV/0!</text:p>
          </table:table-cell>
          <table:table-cell table:formula="of:=ABS([.F12]-[.I12])/[.F12]*100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f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50359240994784" calcext:value-type="float">
            <text:p>1.50359240994784</text:p>
          </table:table-cell>
          <table:table-cell office:value-type="float" office:value="20.9786854818656" calcext:value-type="float">
            <text:p>20.9786854818656</text:p>
          </table:table-cell>
          <table:table-cell office:value-type="float" office:value="40.199247453901" calcext:value-type="float">
            <text:p>40.199247453901</text:p>
          </table:table-cell>
          <table:table-cell table:formula="of:=ABS([.E13]-[.H13])/[.E13]*100" office:value-type="string" office:string-value="" calcext:value-type="error">
            <text:p>#DIV/0!</text:p>
          </table:table-cell>
          <table:table-cell table:formula="of:=ABS([.F13]-[.I13])/[.F13]*100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34.15" calcext:value-type="float">
            <text:p>34.15</text:p>
          </table:table-cell>
          <table:table-cell office:value-type="float" office:value="91.35" calcext:value-type="float">
            <text:p>91.35</text:p>
          </table:table-cell>
          <table:table-cell table:formula="of:=ABS([.E14]-[.H14])/[.E14]*100" office:value-type="float" office:value="2176.66666666667" calcext:value-type="float">
            <text:p>2176.66666666667</text:p>
          </table:table-cell>
          <table:table-cell table:formula="of:=ABS([.F14]-[.I14])/[.F14]*100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office:value-type="float" office:value="36.315" calcext:value-type="float">
            <text:p>36.315</text:p>
          </table:table-cell>
          <table:table-cell table:style-name="ce12" office:value-type="float" office:value="96.373" calcext:value-type="float">
            <text:p>96.3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2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7"/>
          <table:table-cell/>
          <table:table-cell table:style-name="ce12" table:number-columns-repeated="2"/>
          <table:table-cell table:number-columns-repeated="8"/>
        </table:table-row>
        <table:table-row table:style-name="ro1">
          <table:table-cell/>
          <table:table-cell table:style-name="ce12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blast model – od=1.5</text:p>
          </table:table-cell>
          <table:covered-table-cell table:number-columns-repeated="3"/>
          <table:table-cell table:style-name="ce12" office:value-type="string" calcext:value-type="string" table:number-columns-spanned="3" table:number-rows-spanned="1">
            <text:p>Error %</text:p>
          </table:table-cell>
          <table:covered-table-cell table:number-columns-repeated="2" table:style-name="ce12" office:value-type="string" calcext:value-type="string">
            <text:p>Error %</text:p>
          </table:covered-table-cell>
          <table:table-cell table:number-columns-repeated="7"/>
        </table:table-row>
        <table:table-row table:style-name="ro1">
          <table:table-cell/>
          <table:table-cell table:style-name="ce12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office:value-type="string" calcext:value-type="string">
            <text:p>kernel radius [cm]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theta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TAN([.E19]/[.F19])*(180/PI())" office:value-type="float" office:value="32.1325263282532" calcext:value-type="float">
            <text:p>32.1325263282532</text:p>
          </table:table-cell>
          <table:table-cell office:value-type="float" office:value="0.138215957826893" calcext:value-type="float">
            <text:p>0.138215957826893</text:p>
          </table:table-cell>
          <table:table-cell office:value-type="float" office:value="1.9775517928744" calcext:value-type="float">
            <text:p>1.9775517928744</text:p>
          </table:table-cell>
          <table:table-cell office:value-type="float" office:value="3.79480605612513" calcext:value-type="float">
            <text:p>3.79480605612513</text:p>
          </table:table-cell>
          <table:table-cell office:value-type="float" office:value="27.5249503394485" calcext:value-type="float">
            <text:p>27.5249503394485</text:p>
          </table:table-cell>
          <table:table-cell table:style-name="ce12" table:formula="of:=ABS([.E19]-[.I19])/[.E19]*100" office:value-type="float" office:value="14.0194872663304" calcext:value-type="float">
            <text:p>14.0194872663304</text:p>
          </table:table-cell>
          <table:table-cell table:style-name="ce12" table:formula="of:=ABS([.F19]-[.J19])/[.F19]*100" office:value-type="float" office:value="15.6709765305527" calcext:value-type="float">
            <text:p>15.6709765305527</text:p>
          </table:table-cell>
          <table:table-cell table:style-name="ce12" table:formula="of:=ABS([.G19]-[.K19])/[.G19]*100" office:value-type="float" office:value="14.3392895464724" calcext:value-type="float">
            <text:p>14.3392895464724</text:p>
          </table:table-cell>
          <table:table-cell table:number-columns-repeated="7"/>
        </table:table-row>
        <table:table-row table:style-name="ro1">
          <table:table-cell/>
          <table:covered-table-cell table:style-name="ce12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TAN([.E20]/[.F20])*(180/PI())" office:value-type="float" office:value="38.5705152937355" calcext:value-type="float">
            <text:p>38.5705152937355</text:p>
          </table:table-cell>
          <table:table-cell office:value-type="float" office:value="0.25504993692214" calcext:value-type="float">
            <text:p>0.25504993692214</text:p>
          </table:table-cell>
          <table:table-cell office:value-type="float" office:value="3.69350849302108" calcext:value-type="float">
            <text:p>3.69350849302108</text:p>
          </table:table-cell>
          <table:table-cell office:value-type="float" office:value="9.23877866925899" calcext:value-type="float">
            <text:p>9.23877866925899</text:p>
          </table:table-cell>
          <table:table-cell office:value-type="float" office:value="21.7907002623267" calcext:value-type="float">
            <text:p>21.7907002623267</text:p>
          </table:table-cell>
          <table:table-cell table:style-name="ce12" table:formula="of:=ABS([.E20]-[.I20])/[.E20]*100" office:value-type="float" office:value="13.4198665489667" calcext:value-type="float">
            <text:p>13.4198665489667</text:p>
          </table:table-cell>
          <table:table-cell table:style-name="ce12" table:formula="of:=ABS([.F20]-[.J20])/[.F20]*100" office:value-type="float" office:value="28.3163704063749" calcext:value-type="float">
            <text:p>28.3163704063749</text:p>
          </table:table-cell>
          <table:table-cell table:style-name="ce12" table:formula="of:=ABS([.G20]-[.K20])/[.G20]*100" office:value-type="float" office:value="43.5042542305213" calcext:value-type="float">
            <text:p>43.5042542305213</text:p>
          </table:table-cell>
          <table:table-cell table:number-columns-repeated="7"/>
        </table:table-row>
        <table:table-row table:style-name="ro1">
          <table:table-cell/>
          <table:covered-table-cell table:style-name="ce12"/>
          <table:table-cell office:value-type="string" calcext:value-type="string">
            <text:p>eff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0.393736196816745" calcext:value-type="float">
            <text:p>0.393736196816745</text:p>
          </table:table-cell>
          <table:table-cell office:value-type="float" office:value="5.63348006440861" calcext:value-type="float">
            <text:p>5.63348006440861</text:p>
          </table:table-cell>
          <table:table-cell office:value-type="float" office:value="10.8103179533574" calcext:value-type="float">
            <text:p>10.8103179533574</text:p>
          </table:table-cell>
          <table:table-cell office:value-type="float" office:value="27.5249510152574" calcext:value-type="float">
            <text:p>27.5249510152574</text:p>
          </table:table-cell>
          <table:table-cell table:style-name="ce12" table:formula="of:=ABS([.E21]-[.I21])/[.E21]*100" office:value-type="string" office:string-value="" calcext:value-type="error">
            <text:p>#DIV/0!</text:p>
          </table:table-cell>
          <table:table-cell table:style-name="ce12" table:formula="of:=ABS([.F21]-[.J21])/[.F21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ff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0.471618811543847" calcext:value-type="float">
            <text:p>0.471618811543847</text:p>
          </table:table-cell>
          <table:table-cell office:value-type="float" office:value="6.74781817210894" calcext:value-type="float">
            <text:p>6.74781817210894</text:p>
          </table:table-cell>
          <table:table-cell office:value-type="float" office:value="12.948667278761" calcext:value-type="float">
            <text:p>12.948667278761</text:p>
          </table:table-cell>
          <table:table-cell office:value-type="float" office:value="27.5249513231155" calcext:value-type="float">
            <text:p>27.5249513231155</text:p>
          </table:table-cell>
          <table:table-cell table:style-name="ce12" table:formula="of:=ABS([.E22]-[.I22])/[.E22]*100" office:value-type="string" office:string-value="" calcext:value-type="error">
            <text:p>#DIV/0!</text:p>
          </table:table-cell>
          <table:table-cell table:style-name="ce12" table:formula="of:=ABS([.F22]-[.J22])/[.F22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ff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0.557561029265659" calcext:value-type="float">
            <text:p>0.557561029265659</text:p>
          </table:table-cell>
          <table:table-cell office:value-type="float" office:value="7.97744347553287" calcext:value-type="float">
            <text:p>7.97744347553287</text:p>
          </table:table-cell>
          <table:table-cell office:value-type="float" office:value="15.3082463362493" calcext:value-type="float">
            <text:p>15.3082463362493</text:p>
          </table:table-cell>
          <table:table-cell office:value-type="float" office:value="27.5249509796237" calcext:value-type="float">
            <text:p>27.5249509796237</text:p>
          </table:table-cell>
          <table:table-cell table:style-name="ce12" table:formula="of:=ABS([.E23]-[.I23])/[.E23]*100" office:value-type="string" office:string-value="" calcext:value-type="error">
            <text:p>#DIV/0!</text:p>
          </table:table-cell>
          <table:table-cell table:style-name="ce12" table:formula="of:=ABS([.F23]-[.J23])/[.F23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ff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0.753809375145518" calcext:value-type="float">
            <text:p>0.753809375145518</text:p>
          </table:table-cell>
          <table:table-cell office:value-type="float" office:value="10.7853152985802" calcext:value-type="float">
            <text:p>10.7853152985802</text:p>
          </table:table-cell>
          <table:table-cell office:value-type="float" office:value="20.6963877518397" calcext:value-type="float">
            <text:p>20.6963877518397</text:p>
          </table:table-cell>
          <table:table-cell office:value-type="float" office:value="27.524950974898" calcext:value-type="float">
            <text:p>27.524950974898</text:p>
          </table:table-cell>
          <table:table-cell table:style-name="ce12" table:formula="of:=ABS([.E24]-[.I24])/[.E24]*100" office:value-type="string" office:string-value="" calcext:value-type="error">
            <text:p>#DIV/0!</text:p>
          </table:table-cell>
          <table:table-cell table:style-name="ce12" table:formula="of:=ABS([.F24]-[.J24])/[.F24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ff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0.979199368844866" calcext:value-type="float">
            <text:p>0.979199368844866</text:p>
          </table:table-cell>
          <table:table-cell office:value-type="float" office:value="14.010135941681" calcext:value-type="float">
            <text:p>14.010135941681</text:p>
          </table:table-cell>
          <table:table-cell office:value-type="float" office:value="26.8846295405692" calcext:value-type="float">
            <text:p>26.8846295405692</text:p>
          </table:table-cell>
          <table:table-cell office:value-type="float" office:value="27.5249509444859" calcext:value-type="float">
            <text:p>27.5249509444859</text:p>
          </table:table-cell>
          <table:table-cell table:style-name="ce12" table:formula="of:=ABS([.E25]-[.I25])/[.E25]*100" office:value-type="string" office:string-value="" calcext:value-type="error">
            <text:p>#DIV/0!</text:p>
          </table:table-cell>
          <table:table-cell table:style-name="ce12" table:formula="of:=ABS([.F25]-[.J25])/[.F25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ff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1.22982504166104" calcext:value-type="float">
            <text:p>1.22982504166104</text:p>
          </table:table-cell>
          <table:table-cell office:value-type="float" office:value="17.5960285277152" calcext:value-type="float">
            <text:p>17.5960285277152</text:p>
          </table:table-cell>
          <table:table-cell office:value-type="float" office:value="33.7657471424219" calcext:value-type="float">
            <text:p>33.7657471424219</text:p>
          </table:table-cell>
          <table:table-cell office:value-type="float" office:value="27.5249509799837" calcext:value-type="float">
            <text:p>27.5249509799837</text:p>
          </table:table-cell>
          <table:table-cell table:style-name="ce12" table:formula="of:=ABS([.E26]-[.I26])/[.E26]*100" office:value-type="string" office:string-value="" calcext:value-type="error">
            <text:p>#DIV/0!</text:p>
          </table:table-cell>
          <table:table-cell table:style-name="ce12" table:formula="of:=ABS([.F26]-[.J26])/[.F26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ff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3"/>
          <table:table-cell office:value-type="float" office:value="1.49805945947355" calcext:value-type="float">
            <text:p>1.49805945947355</text:p>
          </table:table-cell>
          <table:table-cell office:value-type="float" office:value="21.4338593872516" calcext:value-type="float">
            <text:p>21.4338593872516</text:p>
          </table:table-cell>
          <table:table-cell office:value-type="float" office:value="41.130319561105" calcext:value-type="float">
            <text:p>41.130319561105</text:p>
          </table:table-cell>
          <table:table-cell office:value-type="float" office:value="27.5249509801432" calcext:value-type="float">
            <text:p>27.5249509801432</text:p>
          </table:table-cell>
          <table:table-cell table:style-name="ce12" table:formula="of:=ABS([.E27]-[.I27])/[.E27]*100" office:value-type="string" office:string-value="" calcext:value-type="error">
            <text:p>#DIV/0!</text:p>
          </table:table-cell>
          <table:table-cell table:style-name="ce12" table:formula="of:=ABS([.F27]-[.J27])/[.F27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34.15" calcext:value-type="float">
            <text:p>34.15</text:p>
          </table:table-cell>
          <table:table-cell office:value-type="float" office:value="91.35" calcext:value-type="float">
            <text:p>91.35</text:p>
          </table:table-cell>
          <table:table-cell/>
          <table:table-cell table:style-name="ce12" table:formula="of:=ABS([.E28]-[.I28])/[.E28]*100" office:value-type="float" office:value="2176.66666666667" calcext:value-type="float">
            <text:p>2176.66666666667</text:p>
          </table:table-cell>
          <table:table-cell table:style-name="ce12" table:formula="of:=ABS([.F28]-[.J28])/[.F28]*100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number-columns-spanned="10" table:number-rows-spanned="2"/>
          <table:covered-table-cell table:number-columns-repeated="9" table:style-name="Default"/>
          <table:table-cell table:number-columns-repeated="10"/>
        </table:table-row>
        <table:table-row table:style-name="ro1">
          <table:table-cell/>
          <table:covered-table-cell/>
          <table:covered-table-cell table:number-columns-repeated="9" table:style-name="Default"/>
          <table:table-cell table:number-columns-repeated="10"/>
        </table:table-row>
        <table:table-row table:style-name="ro1">
          <table:table-cell/>
          <table:table-cell table:style-name="ce12"/>
          <table:table-cell table:number-columns-spanned="7" table:number-rows-spanned="1"/>
          <table:covered-table-cell table:number-columns-repeated="6"/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/>
          <table:table-cell table:style-name="ce12"/>
          <table:table-cell table:number-columns-repeated="19"/>
        </table:table-row>
        <table:table-row table:style-name="ro1">
          <table:table-cell/>
          <table:table-cell table:style-name="ce12" table:number-columns-spanned="1" table:number-rows-spanned="3"/>
          <table:table-cell table:number-columns-repeated="19"/>
        </table:table-row>
        <table:table-row table:style-name="ro1">
          <table:table-cell/>
          <table:covered-table-cell table:style-name="ce12"/>
          <table:table-cell table:number-columns-repeated="19"/>
        </table:table-row>
        <table:table-row table:style-name="ro1">
          <table:table-cell/>
          <table:covered-table-cell table:style-name="ce12"/>
          <table:table-cell table:number-columns-repeated="19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2"/>
          <table:table-cell table:number-columns-spanned="7" table:number-rows-spanned="1"/>
          <table:covered-table-cell table:number-columns-repeated="6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"/>
          <table:table-cell table:number-columns-repeated="2"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Default"/>
          <table:table-cell table:number-columns-repeated="10"/>
        </table:table-row>
        <table:table-row table:style-name="ro1">
          <table:table-cell/>
          <table:table-cell table:style-name="ce12"/>
          <table:table-cell table:number-columns-repeated="19"/>
        </table:table-row>
        <table:table-row table:style-name="ro1">
          <table:table-cell/>
          <table:table-cell table:style-name="ce12" table:number-columns-spanned="1" table:number-rows-spanned="3"/>
          <table:table-cell table:number-columns-repeated="19"/>
        </table:table-row>
        <table:table-row table:style-name="ro1">
          <table:table-cell/>
          <table:covered-table-cell table:style-name="ce12"/>
          <table:table-cell table:number-columns-repeated="19"/>
        </table:table-row>
        <table:table-row table:style-name="ro1">
          <table:table-cell/>
          <table:covered-table-cell table:style-name="ce12"/>
          <table:table-cell table:number-columns-repeated="19"/>
        </table:table-row>
        <table:table-row table:style-name="ro1" table:number-rows-repeated="7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heta is 27.573650153534864 <text:s/>cell width is[cm] <text:s/>21.217567326125327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!!!length units in centimeters!!!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ell length is [cm] - 40.63096352875189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0 is [cm] - 1.494039212979099 new kernel size [cm] 1.4940392129791056</text:p>
          </table:table-cell>
          <table:table-cell table:style-name="Default" table:number-columns-repeated="7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table:number-columns-repeated="2"/>
          <table:table-cell table:style-name="ce12" office:value-type="string" calcext:value-type="string" table:number-columns-spanned="2" table:number-rows-spanned="1">
            <text:p>simula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blast model(od=1.75)full integration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Error %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mechanism</text:p>
          </table:table-cell>
          <table:table-cell table:style-name="ce12" office:value-type="string" calcext:value-type="string">
            <text:p>T_vN/T_0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kernel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2- (size variate)</text:p>
          </table:table-cell>
          <table:table-cell table:style-name="ce12" table:formula="of:=1874.47/298.329" office:value-type="float" office:value="6.28323092961127" calcext:value-type="float">
            <text:p>6.28323092961127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4.5" calcext:value-type="float">
            <text:p>4.5</text:p>
          </table:table-cell>
          <table:table-cell table:style-name="ce22" office:value-type="float" office:value="0.138396222693684" calcext:value-type="float">
            <text:p>0.14</text:p>
          </table:table-cell>
          <table:table-cell table:style-name="ce22" office:value-type="float" office:value="1.96543112602074" calcext:value-type="float">
            <text:p>1.97</text:p>
          </table:table-cell>
          <table:table-cell table:style-name="ce22" office:value-type="float" office:value="3.76373781085137" calcext:value-type="float">
            <text:p>3.76</text:p>
          </table:table-cell>
          <table:table-cell table:style-name="ce22" table:formula="of:=ABS([.O71]-[.R71])/[.O71]*100" office:value-type="float" office:value="14.546472781707" calcext:value-type="float">
            <text:p>14.55</text:p>
          </table:table-cell>
          <table:table-cell table:style-name="ce22" table:formula="of:=ABS([.P71]-[.S71])/[.P71]*100" office:value-type="float" office:value="16.3613819810807" calcext:value-type="float">
            <text:p>16.36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4</text:p>
          </table:table-cell>
          <table:table-cell table:style-name="ce12" table:formula="of:=1874.47/298.329" office:value-type="float" office:value="6.28323092961127" calcext:value-type="float">
            <text:p>6.28323092961127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7.2" calcext:value-type="float">
            <text:p>7.2</text:p>
          </table:table-cell>
          <table:table-cell table:style-name="ce22" office:value-type="float" office:value="0.26" calcext:value-type="float">
            <text:p>0.26</text:p>
          </table:table-cell>
          <table:table-cell table:style-name="ce22" office:value-type="float" office:value="3.65765893586123" calcext:value-type="float">
            <text:p>3.66</text:p>
          </table:table-cell>
          <table:table-cell table:style-name="ce22" office:value-type="float" office:value="7.00430000005213" calcext:value-type="float">
            <text:p>7.00</text:p>
          </table:table-cell>
          <table:table-cell table:style-name="ce22" table:formula="of:=ABS([.O72]-[.R72])/[.O72]*100" office:value-type="float" office:value="12.9128824794945" calcext:value-type="float">
            <text:p>12.91</text:p>
          </table:table-cell>
          <table:table-cell table:style-name="ce22" table:formula="of:=ABS([.P72]-[.S72])/[.P72]*100" office:value-type="float" office:value="2.71805555483154" calcext:value-type="float">
            <text:p>2.7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6</text:p>
          </table:table-cell>
          <table:table-cell table:style-name="ce12" table:formula="of:=1874.47/298.329" office:value-type="float" office:value="6.28323092961127" calcext:value-type="float">
            <text:p>6.28323092961127</text:p>
          </table:table-cell>
          <table:table-cell table:style-name="ce12" office:value-type="float" office:value="5.97" calcext:value-type="float">
            <text:p>5.97</text:p>
          </table:table-cell>
          <table:table-cell table:style-name="ce12" office:value-type="float" office:value="9.85" calcext:value-type="float">
            <text:p>9.85</text:p>
          </table:table-cell>
          <table:table-cell table:style-name="ce22" office:value-type="float" office:value="0.393317746243325" calcext:value-type="float">
            <text:p>0.39</text:p>
          </table:table-cell>
          <table:table-cell table:style-name="ce22" office:value-type="float" office:value="5.58569392885138" calcext:value-type="float">
            <text:p>5.59</text:p>
          </table:table-cell>
          <table:table-cell table:style-name="ce22" office:value-type="float" office:value="10.6964254109612" calcext:value-type="float">
            <text:p>10.70</text:p>
          </table:table-cell>
          <table:table-cell table:style-name="ce22" table:formula="of:=ABS([.O73]-[.R73])/[.O73]*100" office:value-type="float" office:value="6.43728762392998" calcext:value-type="float">
            <text:p>6.44</text:p>
          </table:table-cell>
          <table:table-cell table:style-name="ce22" table:formula="of:=ABS([.P73]-[.S73])/[.P73]*100" office:value-type="float" office:value="8.59315138031676" calcext:value-type="float">
            <text:p>8.59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table:number-columns-repeated="2"/>
          <table:table-cell table:style-name="ce12" office:value-type="string" calcext:value-type="string" table:number-columns-spanned="2" table:number-rows-spanned="1">
            <text:p>simula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blast model(od=1.7)full integration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Error %</text:p>
          </table:table-cell>
          <table:covered-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mechanism</text:p>
          </table:table-cell>
          <table:table-cell table:style-name="ce12" office:value-type="string" calcext:value-type="string">
            <text:p>T_vN/T_0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kernel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2- (size variate)</text:p>
          </table:table-cell>
          <table:table-cell table:style-name="ce12" table:formula="of:=1874.47/298.329" office:value-type="float" office:value="6.28323092961127" calcext:value-type="float">
            <text:p>6.28323092961127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4.5" calcext:value-type="float">
            <text:p>4.5</text:p>
          </table:table-cell>
          <table:table-cell table:style-name="ce22" office:value-type="float" office:value="0.137974163306821" calcext:value-type="float">
            <text:p>0.14</text:p>
          </table:table-cell>
          <table:table-cell table:style-name="ce22" office:value-type="float" office:value="2.0717000737304" calcext:value-type="float">
            <text:p>2.07</text:p>
          </table:table-cell>
          <table:table-cell table:style-name="ce22" office:value-type="float" office:value="3.96123599516249" calcext:value-type="float">
            <text:p>3.96</text:p>
          </table:table-cell>
          <table:table-cell table:style-name="ce22" table:formula="of:=ABS([.O77]-[.R77])/[.O77]*100" office:value-type="float" office:value="9.92608375085217" calcext:value-type="float">
            <text:p>9.93</text:p>
          </table:table-cell>
          <table:table-cell table:style-name="ce22" table:formula="of:=ABS([.P77]-[.S77])/[.P77]*100" office:value-type="float" office:value="11.9725334408336" calcext:value-type="float">
            <text:p>11.97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4</text:p>
          </table:table-cell>
          <table:table-cell table:style-name="ce12" table:formula="of:=1874.47/298.329" office:value-type="float" office:value="6.28323092961127" calcext:value-type="float">
            <text:p>6.28323092961127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7.2" calcext:value-type="float">
            <text:p>7.2</text:p>
          </table:table-cell>
          <table:table-cell table:style-name="ce22" office:value-type="float" office:value="0.257554779650286" calcext:value-type="float">
            <text:p>0.26</text:p>
          </table:table-cell>
          <table:table-cell table:style-name="ce22" office:value-type="float" office:value="3.92185995377374" calcext:value-type="float">
            <text:p>3.92</text:p>
          </table:table-cell>
          <table:table-cell table:style-name="ce22" office:value-type="float" office:value="7.44361091938429" calcext:value-type="float">
            <text:p>7.44</text:p>
          </table:table-cell>
          <table:table-cell table:style-name="ce22" table:formula="of:=ABS([.O78]-[.R78])/[.O78]*100" office:value-type="float" office:value="6.6223820530062" calcext:value-type="float">
            <text:p>6.62</text:p>
          </table:table-cell>
          <table:table-cell table:style-name="ce22" table:formula="of:=ABS([.P78]-[.S78])/[.P78]*100" office:value-type="float" office:value="3.38348499144847" calcext:value-type="float">
            <text:p>3.3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6</text:p>
          </table:table-cell>
          <table:table-cell table:style-name="ce12" table:formula="of:=1874.47/298.329" office:value-type="float" office:value="6.28323092961127" calcext:value-type="float">
            <text:p>6.28323092961127</text:p>
          </table:table-cell>
          <table:table-cell table:style-name="ce12" office:value-type="float" office:value="5.97" calcext:value-type="float">
            <text:p>5.97</text:p>
          </table:table-cell>
          <table:table-cell table:style-name="ce12" office:value-type="float" office:value="9.85" calcext:value-type="float">
            <text:p>9.85</text:p>
          </table:table-cell>
          <table:table-cell table:style-name="ce22" office:value-type="float" office:value="0.395706204531442" calcext:value-type="float">
            <text:p>0.40</text:p>
          </table:table-cell>
          <table:table-cell table:style-name="ce22" office:value-type="float" office:value="6.0213171464083" calcext:value-type="float">
            <text:p>6.02</text:p>
          </table:table-cell>
          <table:table-cell table:style-name="ce22" office:value-type="float" office:value="11.4283382301705" calcext:value-type="float">
            <text:p>11.43</text:p>
          </table:table-cell>
          <table:table-cell table:style-name="ce22" table:formula="of:=ABS([.O79]-[.R79])/[.O79]*100" office:value-type="float" office:value="0.859583691931334" calcext:value-type="float">
            <text:p>0.86</text:p>
          </table:table-cell>
          <table:table-cell table:style-name="ce22" table:formula="of:=ABS([.P79]-[.S79])/[.P79]*100" office:value-type="float" office:value="16.0237383773655" calcext:value-type="float">
            <text:p>16.02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 table:number-columns-spanned="1" table:number-rows-spanned="2">
            <text:p>effective activation energy</text:p>
          </table:table-cell>
          <table:table-cell table:style-name="ce12" office:value-type="string" calcext:value-type="string" table:number-columns-spanned="2" table:number-rows-spanned="1">
            <text:p>simula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blast model for over-drive factor=1.75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Error %</text:p>
          </table:table-cell>
          <table:covered-table-cell table:style-name="ce12"/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covered-table-cell table:style-name="ce12"/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kernel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2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4.5" calcext:value-type="float">
            <text:p>4.5</text:p>
          </table:table-cell>
          <table:table-cell table:style-name="ce22" office:value-type="float" office:value="0.138396222693684" calcext:value-type="float">
            <text:p>0.14</text:p>
          </table:table-cell>
          <table:table-cell table:style-name="ce22" office:value-type="float" office:value="1.96543112602074" calcext:value-type="float">
            <text:p>1.97</text:p>
          </table:table-cell>
          <table:table-cell table:style-name="ce22" office:value-type="float" office:value="3.76373781085137" calcext:value-type="float">
            <text:p>3.76</text:p>
          </table:table-cell>
          <table:table-cell table:style-name="ce22" table:formula="of:=ABS([.N85]-[.Q85])/[.N85]*100" office:value-type="float" office:value="14.546472781707" calcext:value-type="float">
            <text:p>14.55</text:p>
          </table:table-cell>
          <table:table-cell table:style-name="ce22" table:formula="of:=ABS([.O85]-[.R85])/[.O85]*100" office:value-type="float" office:value="16.3613819810807" calcext:value-type="float">
            <text:p>16.3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4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7.2" calcext:value-type="float">
            <text:p>7.2</text:p>
          </table:table-cell>
          <table:table-cell table:style-name="ce22" office:value-type="float" office:value="0.26" calcext:value-type="float">
            <text:p>0.26</text:p>
          </table:table-cell>
          <table:table-cell table:style-name="ce22" office:value-type="float" office:value="3.65765893586123" calcext:value-type="float">
            <text:p>3.66</text:p>
          </table:table-cell>
          <table:table-cell table:style-name="ce22" office:value-type="float" office:value="7.00430000005213" calcext:value-type="float">
            <text:p>7.00</text:p>
          </table:table-cell>
          <table:table-cell table:style-name="ce22" table:formula="of:=ABS([.N86]-[.Q86])/[.N86]*100" office:value-type="float" office:value="12.9128824794945" calcext:value-type="float">
            <text:p>12.91</text:p>
          </table:table-cell>
          <table:table-cell table:style-name="ce22" table:formula="of:=ABS([.O86]-[.R86])/[.O86]*100" office:value-type="float" office:value="2.71805555483154" calcext:value-type="float">
            <text:p>2.7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6</text:p>
          </table:table-cell>
          <table:table-cell table:style-name="ce12" office:value-type="float" office:value="5.97" calcext:value-type="float">
            <text:p>5.97</text:p>
          </table:table-cell>
          <table:table-cell table:style-name="ce12" office:value-type="float" office:value="9.85" calcext:value-type="float">
            <text:p>9.85</text:p>
          </table:table-cell>
          <table:table-cell table:style-name="ce22" office:value-type="float" office:value="0.393317746243325" calcext:value-type="float">
            <text:p>0.39</text:p>
          </table:table-cell>
          <table:table-cell table:style-name="ce22" office:value-type="float" office:value="5.58569392885138" calcext:value-type="float">
            <text:p>5.59</text:p>
          </table:table-cell>
          <table:table-cell table:style-name="ce22" office:value-type="float" office:value="10.6964254109612" calcext:value-type="float">
            <text:p>10.70</text:p>
          </table:table-cell>
          <table:table-cell table:style-name="ce22" table:formula="of:=ABS([.N87]-[.Q87])/[.N87]*100" office:value-type="float" office:value="6.43728762392998" calcext:value-type="float">
            <text:p>6.44</text:p>
          </table:table-cell>
          <table:table-cell table:style-name="ce22" table:formula="of:=ABS([.O87]-[.R87])/[.O87]*100" office:value-type="float" office:value="8.59315138031676" calcext:value-type="float">
            <text:p>8.5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 table:number-columns-spanned="1" table:number-rows-spanned="2">
            <text:p>effective activation energy</text:p>
          </table:table-cell>
          <table:table-cell table:style-name="ce12" office:value-type="string" calcext:value-type="string" table:number-columns-spanned="2" table:number-rows-spanned="1">
            <text:p>simula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blast model for over-drive factor=1.7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Error %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covered-table-cell table:style-name="ce12"/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kernel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 table:style-name="ce12"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2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4.5" calcext:value-type="float">
            <text:p>4.5</text:p>
          </table:table-cell>
          <table:table-cell table:style-name="ce22" office:value-type="float" office:value="0.137974163306821" calcext:value-type="float">
            <text:p>0.14</text:p>
          </table:table-cell>
          <table:table-cell table:style-name="ce22" office:value-type="float" office:value="2.0717000737304" calcext:value-type="float">
            <text:p>2.07</text:p>
          </table:table-cell>
          <table:table-cell table:style-name="ce22" office:value-type="float" office:value="3.96123599516249" calcext:value-type="float">
            <text:p>3.96</text:p>
          </table:table-cell>
          <table:table-cell table:style-name="ce22" table:formula="of:=ABS([.N91]-[.Q91])/[.N91]*100" office:value-type="float" office:value="9.92608375085217" calcext:value-type="float">
            <text:p>9.93</text:p>
          </table:table-cell>
          <table:table-cell table:style-name="ce22" table:formula="of:=ABS([.O91]-[.R91])/[.O91]*100" office:value-type="float" office:value="11.9725334408336" calcext:value-type="float">
            <text:p>11.9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4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7.2" calcext:value-type="float">
            <text:p>7.2</text:p>
          </table:table-cell>
          <table:table-cell table:style-name="ce22" office:value-type="float" office:value="0.257554779650286" calcext:value-type="float">
            <text:p>0.26</text:p>
          </table:table-cell>
          <table:table-cell table:style-name="ce22" office:value-type="float" office:value="3.92185995377374" calcext:value-type="float">
            <text:p>3.92</text:p>
          </table:table-cell>
          <table:table-cell table:style-name="ce22" office:value-type="float" office:value="7.44361091938429" calcext:value-type="float">
            <text:p>7.44</text:p>
          </table:table-cell>
          <table:table-cell table:style-name="ce22" table:formula="of:=ABS([.N92]-[.Q92])/[.N92]*100" office:value-type="float" office:value="6.6223820530062" calcext:value-type="float">
            <text:p>6.62</text:p>
          </table:table-cell>
          <table:table-cell table:style-name="ce22" table:formula="of:=ABS([.O92]-[.R92])/[.O92]*100" office:value-type="float" office:value="3.38348499144847" calcext:value-type="float">
            <text:p>3.3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ce12" office:value-type="string" calcext:value-type="string">
            <text:p>eff6</text:p>
          </table:table-cell>
          <table:table-cell table:style-name="ce12" office:value-type="float" office:value="5.97" calcext:value-type="float">
            <text:p>5.97</text:p>
          </table:table-cell>
          <table:table-cell table:style-name="ce12" office:value-type="float" office:value="9.85" calcext:value-type="float">
            <text:p>9.85</text:p>
          </table:table-cell>
          <table:table-cell table:style-name="ce22" office:value-type="float" office:value="0.395706204531442" calcext:value-type="float">
            <text:p>0.40</text:p>
          </table:table-cell>
          <table:table-cell table:style-name="ce22" office:value-type="float" office:value="6.0213171464083" calcext:value-type="float">
            <text:p>6.02</text:p>
          </table:table-cell>
          <table:table-cell table:style-name="ce22" office:value-type="float" office:value="11.4283382301705" calcext:value-type="float">
            <text:p>11.43</text:p>
          </table:table-cell>
          <table:table-cell table:style-name="ce22" table:formula="of:=ABS([.N93]-[.Q93])/[.N93]*100" office:value-type="float" office:value="0.859583691931334" calcext:value-type="float">
            <text:p>0.86</text:p>
          </table:table-cell>
          <table:table-cell table:style-name="ce22" table:formula="of:=ABS([.O93]-[.R93])/[.O93]*100" office:value-type="float" office:value="16.0237383773655" calcext:value-type="float">
            <text:p>16.02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9" table:default-cell-style-name="ce1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 table:number-columns-spanned="11" table:number-rows-spanned="2">
            <text:p>Updated – lu et al parameters - </text:p>
          </table:table-cell>
          <table:covered-table-cell table:number-columns-repeated="9" table:style-name="Default"/>
          <table:covered-table-cell/>
        </table:table-row>
        <table:table-row table:style-name="ro1">
          <table:table-cell/>
          <table:covered-table-cell/>
          <table:covered-table-cell table:number-columns-repeated="9" table:style-name="Default"/>
          <table:covered-table-cell/>
        </table:table-row>
        <table:table-row table:style-name="ro1">
          <table:table-cell/>
          <table:table-cell table:style-name="ce12"/>
          <table:table-cell office:value-type="string" calcext:value-type="string" table:number-columns-spanned="7" table:number-rows-spanned="1">
            <text:p>in centimeters</text:p>
          </table:table-cell>
          <table:covered-table-cell table:number-columns-repeated="6"/>
          <table:table-cell table:number-columns-repeated="2"/>
          <table:table-cell table:style-name="ce12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 calcext:value-type="string" table:number-columns-spanned="2" table:number-rows-spanned="1">
            <text:p>simulation</text:p>
          </table:table-cell>
          <table:covered-table-cell/>
          <table:table-cell office:value-type="string" calcext:value-type="string" table:number-columns-spanned="4" table:number-rows-spanned="1">
            <text:p>blast model(od=1.7417968750000001)full integration</text:p>
          </table:table-cell>
          <table:covered-table-cell table:number-columns-repeated="3"/>
          <table:table-cell office:value-type="string" calcext:value-type="string" table:number-columns-spanned="2" table:number-rows-spanned="1">
            <text:p>Error %</text:p>
          </table:table-cell>
          <table:covered-table-cell table:style-name="ce12"/>
        </table:table-row>
        <table:table-row table:style-name="ro1">
          <table:table-cell/>
          <table:table-cell table:style-name="ce12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kernel radius [cm]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table:style-name="ce12" office:value-type="string" calcext:value-type="string">
            <text:p>cell length</text:p>
          </table:table-cell>
        </table:table-row>
        <table:table-row table:style-name="ro1">
          <table:table-cell/>
          <table:table-cell table:style-name="ce12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138215957826893" calcext:value-type="float">
            <text:p>0.138215957826893</text:p>
          </table:table-cell>
          <table:table-cell office:value-type="float" office:value="1.9775517928744" calcext:value-type="float">
            <text:p>1.9775517928744</text:p>
          </table:table-cell>
          <table:table-cell office:value-type="float" office:value="3.79480605612513" calcext:value-type="float">
            <text:p>3.79480605612513</text:p>
          </table:table-cell>
          <table:table-cell office:value-type="float" office:value="27.5249503394485" calcext:value-type="float">
            <text:p>27.5249503394485</text:p>
          </table:table-cell>
          <table:table-cell table:formula="of:=ABS([.E8]-[.H8])/[.E8]*100" office:value-type="float" office:value="14.0194872663304" calcext:value-type="float">
            <text:p>14.0194872663304</text:p>
          </table:table-cell>
          <table:table-cell table:style-name="ce12" table:formula="of:=ABS([.F8]-[.I8])/[.F8]*100" office:value-type="float" office:value="15.6709765305528" calcext:value-type="float">
            <text:p>15.6709765305528</text:p>
          </table:table-cell>
        </table:table-row>
        <table:table-row table:style-name="ro1">
          <table:table-cell/>
          <table:covered-table-cell table:style-name="ce12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office:value-type="float" office:value="0.257610963589223" calcext:value-type="float">
            <text:p>0.257610963589223</text:p>
          </table:table-cell>
          <table:table-cell office:value-type="float" office:value="3.68582947178061" calcext:value-type="float">
            <text:p>3.68582947178061</text:p>
          </table:table-cell>
          <table:table-cell office:value-type="float" office:value="7.07289071664257" calcext:value-type="float">
            <text:p>7.07289071664257</text:p>
          </table:table-cell>
          <table:table-cell office:value-type="float" office:value="27.5249508159843" calcext:value-type="float">
            <text:p>27.5249508159843</text:p>
          </table:table-cell>
          <table:table-cell table:formula="of:=ABS([.E9]-[.H9])/[.E9]*100" office:value-type="float" office:value="13.5998717351006" calcext:value-type="float">
            <text:p>13.5998717351006</text:p>
          </table:table-cell>
          <table:table-cell table:style-name="ce12" table:formula="of:=ABS([.F9]-[.I9])/[.F9]*100" office:value-type="float" office:value="1.76540671329762" calcext:value-type="float">
            <text:p>1.76540671329762</text:p>
          </table:table-cell>
        </table:table-row>
        <table:table-row table:style-name="ro1">
          <table:table-cell/>
          <table:covered-table-cell table:style-name="ce12"/>
          <table:table-cell office:value-type="string" calcext:value-type="string">
            <text:p>eff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393736196816745" calcext:value-type="float">
            <text:p>0.393736196816745</text:p>
          </table:table-cell>
          <table:table-cell office:value-type="float" office:value="5.63348006440861" calcext:value-type="float">
            <text:p>5.63348006440861</text:p>
          </table:table-cell>
          <table:table-cell office:value-type="float" office:value="10.8103179533574" calcext:value-type="float">
            <text:p>10.8103179533574</text:p>
          </table:table-cell>
          <table:table-cell office:value-type="float" office:value="27.5249510152574" calcext:value-type="float">
            <text:p>27.5249510152574</text:p>
          </table:table-cell>
          <table:table-cell table:formula="of:=ABS([.E10]-[.H10])/[.E10]*100" office:value-type="string" office:string-value="" calcext:value-type="error">
            <text:p>#DIV/0!</text:p>
          </table:table-cell>
          <table:table-cell table:style-name="ce12" table:formula="of:=ABS([.F10]-[.I10])/[.F10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471618811543847" calcext:value-type="float">
            <text:p>0.471618811543847</text:p>
          </table:table-cell>
          <table:table-cell office:value-type="float" office:value="6.74781817210894" calcext:value-type="float">
            <text:p>6.74781817210894</text:p>
          </table:table-cell>
          <table:table-cell office:value-type="float" office:value="12.948667278761" calcext:value-type="float">
            <text:p>12.948667278761</text:p>
          </table:table-cell>
          <table:table-cell office:value-type="float" office:value="27.5249513231155" calcext:value-type="float">
            <text:p>27.5249513231155</text:p>
          </table:table-cell>
          <table:table-cell table:formula="of:=ABS([.E11]-[.H11])/[.E11]*100" office:value-type="string" office:string-value="" calcext:value-type="error">
            <text:p>#DIV/0!</text:p>
          </table:table-cell>
          <table:table-cell table:style-name="ce12" table:formula="of:=ABS([.F11]-[.I11])/[.F11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557561029265659" calcext:value-type="float">
            <text:p>0.557561029265659</text:p>
          </table:table-cell>
          <table:table-cell office:value-type="float" office:value="7.97744347553287" calcext:value-type="float">
            <text:p>7.97744347553287</text:p>
          </table:table-cell>
          <table:table-cell office:value-type="float" office:value="15.3082463362493" calcext:value-type="float">
            <text:p>15.3082463362493</text:p>
          </table:table-cell>
          <table:table-cell office:value-type="float" office:value="27.5249509796237" calcext:value-type="float">
            <text:p>27.5249509796237</text:p>
          </table:table-cell>
          <table:table-cell table:formula="of:=ABS([.E12]-[.H12])/[.E12]*100" office:value-type="string" office:string-value="" calcext:value-type="error">
            <text:p>#DIV/0!</text:p>
          </table:table-cell>
          <table:table-cell table:style-name="ce12" table:formula="of:=ABS([.F12]-[.I12])/[.F12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753809375145518" calcext:value-type="float">
            <text:p>0.753809375145518</text:p>
          </table:table-cell>
          <table:table-cell office:value-type="float" office:value="10.7853152985802" calcext:value-type="float">
            <text:p>10.7853152985802</text:p>
          </table:table-cell>
          <table:table-cell office:value-type="float" office:value="20.6963877518397" calcext:value-type="float">
            <text:p>20.6963877518397</text:p>
          </table:table-cell>
          <table:table-cell office:value-type="float" office:value="27.524950974898" calcext:value-type="float">
            <text:p>27.524950974898</text:p>
          </table:table-cell>
          <table:table-cell table:formula="of:=ABS([.E13]-[.H13])/[.E13]*100" office:value-type="string" office:string-value="" calcext:value-type="error">
            <text:p>#DIV/0!</text:p>
          </table:table-cell>
          <table:table-cell table:style-name="ce12" table:formula="of:=ABS([.F13]-[.I13])/[.F13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979199368844866" calcext:value-type="float">
            <text:p>0.979199368844866</text:p>
          </table:table-cell>
          <table:table-cell office:value-type="float" office:value="14.010135941681" calcext:value-type="float">
            <text:p>14.010135941681</text:p>
          </table:table-cell>
          <table:table-cell office:value-type="float" office:value="26.8846295405692" calcext:value-type="float">
            <text:p>26.8846295405692</text:p>
          </table:table-cell>
          <table:table-cell office:value-type="float" office:value="27.5249509444859" calcext:value-type="float">
            <text:p>27.5249509444859</text:p>
          </table:table-cell>
          <table:table-cell table:formula="of:=ABS([.E14]-[.H14])/[.E14]*100" office:value-type="string" office:string-value="" calcext:value-type="error">
            <text:p>#DIV/0!</text:p>
          </table:table-cell>
          <table:table-cell table:style-name="ce12" table:formula="of:=ABS([.F14]-[.I14])/[.F14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22982504166104" calcext:value-type="float">
            <text:p>1.22982504166104</text:p>
          </table:table-cell>
          <table:table-cell office:value-type="float" office:value="17.5960285277152" calcext:value-type="float">
            <text:p>17.5960285277152</text:p>
          </table:table-cell>
          <table:table-cell office:value-type="float" office:value="33.7657471424219" calcext:value-type="float">
            <text:p>33.7657471424219</text:p>
          </table:table-cell>
          <table:table-cell office:value-type="float" office:value="27.5249509799837" calcext:value-type="float">
            <text:p>27.5249509799837</text:p>
          </table:table-cell>
          <table:table-cell table:formula="of:=ABS([.E15]-[.H15])/[.E15]*100" office:value-type="string" office:string-value="" calcext:value-type="error">
            <text:p>#DIV/0!</text:p>
          </table:table-cell>
          <table:table-cell table:style-name="ce12" table:formula="of:=ABS([.F15]-[.I15])/[.F15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49805945947355" calcext:value-type="float">
            <text:p>1.49805945947355</text:p>
          </table:table-cell>
          <table:table-cell office:value-type="float" office:value="21.4338593872516" calcext:value-type="float">
            <text:p>21.4338593872516</text:p>
          </table:table-cell>
          <table:table-cell office:value-type="float" office:value="41.130319561105" calcext:value-type="float">
            <text:p>41.130319561105</text:p>
          </table:table-cell>
          <table:table-cell office:value-type="float" office:value="27.5249509801432" calcext:value-type="float">
            <text:p>27.5249509801432</text:p>
          </table:table-cell>
          <table:table-cell table:formula="of:=ABS([.E16]-[.H16])/[.E16]*100" office:value-type="string" office:string-value="" calcext:value-type="error">
            <text:p>#DIV/0!</text:p>
          </table:table-cell>
          <table:table-cell table:style-name="ce12" table:formula="of:=ABS([.F16]-[.I16])/[.F16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34.15" calcext:value-type="float">
            <text:p>34.15</text:p>
          </table:table-cell>
          <table:table-cell office:value-type="float" office:value="91.35" calcext:value-type="float">
            <text:p>91.35</text:p>
          </table:table-cell>
          <table:table-cell/>
          <table:table-cell table:formula="of:=ABS([.E17]-[.H17])/[.E17]*100" office:value-type="float" office:value="2176.66666666667" calcext:value-type="float">
            <text:p>2176.66666666667</text:p>
          </table:table-cell>
          <table:table-cell table:style-name="ce12" table:formula="of:=ABS([.F17]-[.I17])/[.F17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2"/>
          <table:table-cell table:number-columns-spanned="7" table:number-rows-spanned="1"/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2"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style-name="ce12" table:number-columns-spanned="1" table:number-rows-spanned="3"/>
          <table:table-cell table:number-columns-repeated="10"/>
        </table:table-row>
        <table:table-row table:style-name="ro1">
          <table:table-cell/>
          <table:covered-table-cell table:style-name="ce12"/>
          <table:table-cell table:number-columns-repeated="10"/>
        </table:table-row>
        <table:table-row table:style-name="ro1">
          <table:table-cell/>
          <table:covered-table-cell table:style-name="ce12"/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1:35:02.935579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3:12:23.672262168</meta:creation-date>
    <dc:date>2021-12-12T11:37:44.346249413</dc:date>
    <meta:editing-duration>P4DT1H20M41S</meta:editing-duration>
    <meta:editing-cycles>86</meta:editing-cycles>
    <meta:generator>LibreOffice/6.0.7.3$Linux_X86_64 LibreOffice_project/00m0$Build-3</meta:generator>
    <meta:document-statistic meta:table-count="2" meta:cell-count="469" meta:object-count="0"/>
  </office:meta>
</office:document-meta>
</file>